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Consolas" style:font-name-asian="Consolas"/>
    </style:style>
    <style:style style:name="P2" style:family="paragraph" style:parent-style-name="Text_20_body">
      <style:text-properties style:font-name="Consolas" style:font-name-asian="Consolas"/>
    </style:style>
    <style:style style:name="P3" style:family="paragraph" style:parent-style-name="Heading_20_2">
      <style:text-properties style:font-name="Consolas" style:font-name-asian="Consolas"/>
    </style:style>
    <style:style style:name="P4" style:family="paragraph" style:parent-style-name="Quotations">
      <style:text-properties style:font-name="Consolas" style:font-name-asian="Consolas"/>
    </style:style>
    <style:style style:name="P5" style:family="paragraph" style:parent-style-name="Quotations">
      <style:text-properties style:font-name="Consolas" fo:font-weight="bold" style:font-name-asian="Consolas"/>
    </style:style>
    <style:style style:name="P6" style:family="paragraph" style:parent-style-name="Preformatted_20_Text">
      <style:text-properties style:font-name="Consolas" style:font-name-asian="Consolas"/>
    </style:style>
    <style:style style:name="P7" style:family="paragraph" style:parent-style-name="Preformatted_20_Text">
      <style:paragraph-properties fo:margin-left="1cm" fo:margin-right="1cm" fo:text-indent="0cm" style:auto-text-indent="false"/>
      <style:text-properties style:font-name="Consolas" style:font-name-asian="Consolas"/>
    </style:style>
    <style:style style:name="P8" style:family="paragraph" style:parent-style-name="Preformatted_20_Text">
      <style:paragraph-properties fo:margin-left="1cm" fo:margin-right="1cm" fo:margin-top="0cm" fo:margin-bottom="0.499cm" loext:contextual-spacing="false" fo:text-indent="0cm" style:auto-text-indent="false"/>
      <style:text-properties style:font-name="Consolas" style:font-name-asian="Consolas"/>
    </style:style>
    <style:style style:name="P9" style:family="paragraph" style:parent-style-name="Preformatted_20_Text">
      <style:paragraph-properties fo:margin-top="0cm" fo:margin-bottom="0.499cm" loext:contextual-spacing="false"/>
      <style:text-properties style:font-name="Consolas" style:font-name-asian="Consolas"/>
    </style:style>
    <style:style style:name="P10" style:family="paragraph" style:parent-style-name="Heading_20_4">
      <style:text-properties style:font-name="Consolas" style:font-name-asian="Consolas"/>
    </style:style>
    <style:style style:name="P11" style:family="paragraph" style:parent-style-name="Text_20_body" style:list-style-name="L1">
      <style:text-properties style:font-name="Consolas" style:font-name-asian="Consolas"/>
    </style:style>
    <style:style style:name="P12" style:family="paragraph" style:parent-style-name="Text_20_body" style:list-style-name="L2">
      <style:text-properties style:font-name="Consolas" style:font-name-asian="Consolas"/>
    </style:style>
    <style:style style:name="P13" style:family="paragraph" style:parent-style-name="Text_20_body" style:list-style-name="L3">
      <style:text-properties style:font-name="Consolas" style:font-name-asian="Consolas"/>
    </style:style>
    <style:style style:name="P14" style:family="paragraph" style:parent-style-name="Quotations">
      <style:text-properties style:font-name="Consolas" style:font-name-asian="Consolas"/>
    </style:style>
    <style:style style:name="P15" style:family="paragraph" style:parent-style-name="Quotations">
      <style:paragraph-properties fo:margin-left="0cm" fo:margin-right="1cm" fo:text-indent="0cm" style:auto-text-indent="false"/>
      <style:text-properties style:font-name="Consolas" style:font-name-asian="Consolas"/>
    </style:style>
    <style:style style:name="T1" style:family="text">
      <style:text-properties fo:font-weight="bold"/>
    </style:style>
    <style:style style:name="T2" style:family="text">
      <style:text-properties fo:font-style="italic" fo:font-weight="bold"/>
    </style:style>
    <style:style style:name="T3" style:family="text">
      <style:text-properties fo:color="#ff0000" fo:font-weight="bold"/>
    </style:style>
    <style:style style:name="T4" style:family="text">
      <style:text-properties style:font-name="Consolas" style:font-name-asian="Consolas"/>
    </style:style>
    <style:style style:name="T5" style:family="text">
      <style:text-properties officeooo:rsid="00094db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Question</text:h>
      <text:p text:style-name="P4">Given an array of integers, return <text:span text:style-name="T1">indices</text:span> of the two numbers such that they add up to a specific target.</text:p>
      <text:p text:style-name="P4">You may assume that each input would have <text:span text:style-name="T2">exactly</text:span> one solution.</text:p>
      <text:p text:style-name="P5">Example:</text:p>
      <text:p text:style-name="P7">Given nums = [2, 7, 11, 15], target = 9,</text:p>
      <text:p text:style-name="P7"/>
      <text:p text:style-name="P7">Because nums[<text:span text:style-name="T1">0</text:span>] + nums[<text:span text:style-name="T1">1</text:span>] = 2 + 7 = 9,</text:p>
      <text:p text:style-name="P8">return [<text:span text:style-name="T1">0</text:span>, <text:span text:style-name="T1">1</text:span>].</text:p>
      <text:p text:style-name="P4"><text:span text:style-name="T3">UPDATE (2016/2/13):</text:span><text:line-break/>The return format had been changed to <text:span text:style-name="T1">zero-based</text:span> indices. Please read the above updated description carefully. </text:p>
      <text:h text:style-name="Heading_20_2" text:outline-level="2">分析</text:h>
      <text:p text:style-name="P15">问题可以转化为：当我们在<text:span text:style-name="T5">nums数组中发现一个小于target的数a时，数组中是否存在一个数b = target - a。如果存在，问题解决，返回a和b的下标；如果不存在，检查nums中的下一个数。</text:span></text:p>
      <text:h text:style-name="P10" text:outline-level="4"><text:bookmark text:name="approach-1-brute-force-accepted"/>Approach #1 (Brute Force) [Accepted]</text:h>
      <text:p text:style-name="P2">The brute force approach is simple. Loop through each element xxx and find if there is another value that equals to target−xtarget - xtarget−x.</text:p>
      <text:p text:style-name="P6">public int[] twoSum(int[] nums, int target) {</text:p>
      <text:p text:style-name="P6"><text:s text:c="4"/>for (int i = 0; i &lt; nums.length; i++) {</text:p>
      <text:p text:style-name="P6"><text:s text:c="8"/>for (int j = i + 1; j &lt; nums.length; j++) {</text:p>
      <text:p text:style-name="P6"><text:s text:c="12"/>if (nums[j] == target - nums[i]) {</text:p>
      <text:p text:style-name="P6"><text:s text:c="16"/>return new int[] { i, j };</text:p>
      <text:p text:style-name="P6"><text:s text:c="12"/>}</text:p>
      <text:p text:style-name="P6"><text:s text:c="8"/>}</text:p>
      <text:p text:style-name="P6"><text:s text:c="4"/>}</text:p>
      <text:p text:style-name="P6"><text:s text:c="4"/>throw new IllegalArgumentException("No two sum solution");</text:p>
      <text:p text:style-name="P9">}</text:p>
      <text:p text:style-name="Text_20_body"><text:span text:style-name="Strong_20_Emphasis"><text:span text:style-name="T4">Complexity Analysis</text:span></text:span></text:p>
      <text:list xml:id="list6032087614320568082" text:style-name="L1">
        <text:list-item>
          <text:p text:style-name="P11">Time complexity: O(n^2). For each element, we try to find its complement by looping through the rest of array which takes O(n) time. Therefore, the time complexity is O(n^2).</text:p>
        </text:list-item>
        <text:list-item>
          <text:p text:style-name="P11">Space complexity: O(1)</text:p>
        </text:list-item>
      </text:list>
      <text:p text:style-name="P1"/>
      <text:h text:style-name="P10" text:outline-level="4"><text:bookmark text:name="approach-2-two-pass-hash-table-accepted"/>Approach #2 (Two-pass Hash Table) [Accepted]</text:h>
      <text:p text:style-name="P2">To improve our run time complexity, we need a more efficient way to check if the complement exists in the array. If the complement <text:soft-page-break/>exists, we need to look up its index. What is the best way to maintain a mapping of each element in the array to its index? A hash table.</text:p>
      <text:p text:style-name="Text_20_body"><text:span text:style-name="T4">We reduce the look up time from O(n)O(n)O(n) to O(1)O(1)O(1) by trading space for speed. A hash table is built exactly for this purpose, it supports fast look up in </text:span><text:span text:style-name="Emphasis"><text:span text:style-name="T4">near</text:span></text:span><text:span text:style-name="T4"> constant time. I say "near" because if a collision occurred, a look up could degenerate to O(n)O(n)O(n) time. But look up in hash table should be amortized O(1)O(1)O(1) time as long as the hash function was chosen carefully.</text:span></text:p>
      <text:p text:style-name="P2">A simple implementation uses two iterations. In the first iteration, we add each element's value and its index to the table. Then, in the second iteration we check if each element's complement (target−nums[i]target - nums[i]target−nums[i]) exists in the table. Beware that the complement must not be nums[i]nums[i]nums[i] itself!</text:p>
      <text:p text:style-name="P6">public int[] twoSum(int[] nums, int target) {</text:p>
      <text:p text:style-name="P6"><text:s text:c="4"/>Map&lt;Integer, Integer&gt; map = new HashMap&lt;&gt;();</text:p>
      <text:p text:style-name="P6"><text:s text:c="4"/>for (int i = 0; i &lt; nums.length; i++) {</text:p>
      <text:p text:style-name="P6"><text:s text:c="8"/>map.put(nums[i], i);</text:p>
      <text:p text:style-name="P6"><text:s text:c="4"/>}</text:p>
      <text:p text:style-name="P6"><text:s text:c="4"/>for (int i = 0; i &lt; nums.length; i++) {</text:p>
      <text:p text:style-name="P6"><text:s text:c="8"/>int complement = target - nums[i];</text:p>
      <text:p text:style-name="P6"><text:s text:c="8"/>if (map.containsKey(complement) &amp;&amp; map.get(complement) != i) {</text:p>
      <text:p text:style-name="P6"><text:s text:c="12"/>return new int[] { i, map.get(complement) };</text:p>
      <text:p text:style-name="P6"><text:s text:c="8"/>}</text:p>
      <text:p text:style-name="P6"><text:s text:c="4"/>}</text:p>
      <text:p text:style-name="P6"><text:s text:c="4"/>throw new IllegalArgumentException("No two sum solution");</text:p>
      <text:p text:style-name="P9">}</text:p>
      <text:p text:style-name="Text_20_body"><text:span text:style-name="Strong_20_Emphasis"><text:span text:style-name="T4">Complexity Analysis:</text:span></text:span></text:p>
      <text:list xml:id="list2999707628877287433" text:style-name="L2">
        <text:list-item>
          <text:p text:style-name="P12">Time complexity : O(n). We traverse the list containing nnn elements exactly twice. Since the hash table reduces the look up time to O(1), the time complexity is O(n).</text:p>
        </text:list-item>
        <text:list-item>
          <text:p text:style-name="P12">Space complexity : O(n). The extra space required depends on the number of items stored in the hash table, which stores exactly n elements.</text:p>
        </text:list-item>
      </text:list>
      <text:p text:style-name="P1"/>
      <text:h text:style-name="P10" text:outline-level="4"><text:bookmark text:name="approach-3-one-pass-hash-table-accepted"/>Approach #3 (One-pass Hash Table) [Accepted]</text:h>
      <text:p text:style-name="P2">It turns out we can do it in one-pass. While we iterate and inserting elements into the table, we also look back to check if current element's complement already exists in the table. If it exists, we have found a solution and return immediately.</text:p>
      <text:p text:style-name="P6">public int[] twoSum(int[] nums, int target) {</text:p>
      <text:p text:style-name="P6"><text:s text:c="4"/>Map&lt;Integer, Integer&gt; map = new HashMap&lt;&gt;();</text:p>
      <text:p text:style-name="P6"><text:s text:c="4"/>for (int i = 0; i &lt; nums.length; i++) {</text:p>
      <text:p text:style-name="P6"><text:s text:c="8"/>int complement = target - nums[i];</text:p>
      <text:p text:style-name="P6"><text:s text:c="8"/>if (map.containsKey(complement)) {</text:p>
      <text:p text:style-name="P6"><text:s text:c="12"/>return new int[] { map.get(complement), i };</text:p>
      <text:p text:style-name="P6"><text:s text:c="8"/>}</text:p>
      <text:p text:style-name="P6"><text:s text:c="8"/>map.put(nums[i], i);</text:p>
      <text:p text:style-name="P6"><text:soft-page-break/><text:s text:c="4"/>}</text:p>
      <text:p text:style-name="P6"><text:s text:c="4"/>throw new IllegalArgumentException("No two sum solution");</text:p>
      <text:p text:style-name="P9">}</text:p>
      <text:p text:style-name="Text_20_body"><text:span text:style-name="Strong_20_Emphasis"><text:span text:style-name="T4">Complexity Analysis:</text:span></text:span></text:p>
      <text:list xml:id="list2544995620646726675" text:style-name="L3">
        <text:list-item>
          <text:p text:style-name="P13">Time complexity: O(n). We traverse the list containing n elements only once. Each look up in the table costs only O(1) time.</text:p>
        </text:list-item>
        <text:list-item>
          <text:p text:style-name="P13">Space complexity: O(n). The extra space required depends on the number of items stored in the hash table, which stores at most n el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宋体" style:font-family-asian="宋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27S</meta:editing-duration>
    <meta:editing-cycles>13</meta:editing-cycles>
    <meta:generator>LibreOffice/5.1.4.2$Linux_X86_64 LibreOffice_project/10m0$Build-2</meta:generator>
    <dc:date>2017-01-06T20:24:24.809102003</dc:date>
    <meta:document-statistic meta:table-count="0" meta:image-count="0" meta:object-count="0" meta:page-count="3" meta:paragraph-count="61" meta:word-count="721" meta:character-count="3995" meta:non-whitespace-character-count="3219"/>
    <meta:user-defined meta:name="Info 1"/>
    <meta:user-defined meta:name="Info 2"/>
    <meta:user-defined meta:name="Info 3"/>
    <meta:user-defined meta:name="Info 4"/>
  </office:meta>
</office:document-meta>
</file>